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officeooo:rsid="0013d6a3" officeooo:paragraph-rsid="0013d6a3" style:font-size-asian="14pt" style:font-size-complex="14pt"/>
    </style:style>
    <style:style style:name="P7" style:family="paragraph" style:parent-style-name="Standard">
      <style:text-properties fo:font-size="14pt" officeooo:rsid="0013d6a3" officeooo:paragraph-rsid="00153969" style:font-size-asian="14pt" style:font-size-complex="14pt"/>
    </style:style>
    <style:style style:name="P8" style:family="paragraph" style:parent-style-name="Standard">
      <style:text-properties fo:font-size="14pt" officeooo:rsid="00153969" officeooo:paragraph-rsid="00153969" style:font-size-asian="14pt" style:font-size-complex="14pt"/>
    </style:style>
    <style:style style:name="P9" style:family="paragraph" style:parent-style-name="Standard">
      <style:text-properties fo:font-size="14pt" officeooo:paragraph-rsid="0015fd09" style:font-size-asian="14pt" style:font-size-complex="14pt"/>
    </style:style>
    <style:style style:name="P10" style:family="paragraph" style:parent-style-name="Standard">
      <style:text-properties fo:font-size="14pt" officeooo:rsid="0015fd09" officeooo:paragraph-rsid="0015fd09" style:font-size-asian="14pt" style:font-size-complex="14pt"/>
    </style:style>
    <style:style style:name="P11" style:family="paragraph" style:parent-style-name="Standard">
      <style:text-properties fo:font-size="14pt" officeooo:rsid="00178b4b" officeooo:paragraph-rsid="00178b4b" style:font-size-asian="14pt" style:font-size-complex="14pt"/>
    </style:style>
    <style:style style:name="P12" style:family="paragraph" style:parent-style-name="Standard">
      <style:paragraph-properties fo:text-align="center" style:justify-single-word="false"/>
      <style:text-properties fo:font-size="20pt" fo:font-weight="bold" officeooo:paragraph-rsid="0015fd09" style:font-size-asian="20pt" style:font-weight-asian="bold" style:font-size-complex="20pt" style:font-weight-complex="bold"/>
    </style:style>
    <style:style style:name="T1" style:family="text">
      <style:text-properties officeooo:rsid="0013d6a3"/>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5a40e"/>
    </style:style>
    <style:style style:name="T5" style:family="text">
      <style:text-properties style:text-position="0% 100%" officeooo:rsid="0015fd09"/>
    </style:style>
    <style:style style:name="T6" style:family="text">
      <style:text-properties style:text-position="0% 100%" officeooo:rsid="00178b4b"/>
    </style:style>
    <style:style style:name="T7" style:family="text">
      <style:text-properties style:text-position="sub 58%"/>
    </style:style>
    <style:style style:name="T8" style:family="text">
      <style:text-properties officeooo:rsid="0015fd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ataxe-64</text:p>
      <text:p text:style-name="P4"><text:span text:style-name="T1">Extension Fields</text:span>.</text:p>
      <text:p text:style-name="P3">Richard Parker <text:span text:style-name="T1">11</text:span>.<text:span text:style-name="T1">2</text:span>.201<text:span text:style-name="T1">8</text:span></text:p>
      <text:p text:style-name="P1"/>
      <text:p text:style-name="P5">Section 1 – Introduction</text:p>
      <text:p text:style-name="P2"/>
      <text:p text:style-name="P6">Meataxe64 works with all fields of order up to (but not including!) 2<text:span text:style-name="T2">64</text:span><text:span text:style-name="T3">. <text:s/>This document is a review of the implementation when the field is not of prime order, where the performance - particularly with large fields of small odd characteristic - can be very poor indeed. </text:span></text:p>
      <text:p text:style-name="P6"><text:span text:style-name="T3"/></text:p>
      <text:p text:style-name="P6"><text:span text:style-name="T3">For more modern chips anyway (with the pclmul instruction) all fields of characteristic can be handled very efficiently, and (except where explicitily stated otherwise) this document refers only to odd characteristic.</text:span></text:p>
      <text:p text:style-name="P6"><text:span text:style-name="T3"/></text:p>
      <text:p text:style-name="P7"><text:span text:style-name="T3"><text:s/>At present there are two levels of implementation - "field" and "hpmi".</text:span></text:p>
      <text:p text:style-name="P6"><text:span text:style-name="T3"/></text:p>
      <text:p text:style-name="P6"><text:span text:style-name="T3">The field level offers vector-level routines, of which perhaps the most important is DSMad. <text:s/>This routine takes a scalar (a) and two vectors (v and w) and computes v+=a.w. <text:s/>For extension fieds up to 256, byte-wide lookup tables are used to compute a.b and a+b, and I'm not aware of any way to improve on this. <text:s/>For fields in the 257-65536 range (where an element occupies 16 bits) tables of logarithms, anti-logarithms and Zech logarithms are used, and although there are variations available, again, large improvements in performance are not to be expected. <text:s/>For extension fields of order greater than 65536, however, the performance of DSMad drops off badly, and for the worst cases (3</text:span><text:span text:style-name="T2">40</text:span><text:span text:style-name="T3"> is, I think, the worst of all) the performance is so poor that the system is only usable for very small examples.</text:span></text:p>
      <text:p text:style-name="P6"><text:span text:style-name="T3"/></text:p>
      <text:p text:style-name="P8"><text:span text:style-name="T3">The HPMI offers matrix-level routines, geared to cases where the matrices are very large. <text:s/>It is not available for all fields. <text:s/>More specifically the characteristic must currently be at most 181, and the extension either quadratic or cubic, or one of the exceptional cases {16,32,64,81,128,243,256,512,625} which have been impemented individually. <text:s/>It is highly desirable that this list of extensions be increased.</text:span></text:p>
      <text:p text:style-name="P8"><text:span text:style-name="T3"/></text:p>
      <text:p text:style-name="P8"><text:span text:style-name="T3">Recent work on Dfmt Gaussian and small-matrix multiplication has brought to light a third option, currently not implemented at all in meataxe64. <text:s/>Here the situation is that a small number (often 1, and never more than 6) vectors can be "greased" and then used to add multiplies into a moderate number of vectors. <text:s/>In the extension field case, this boils down to the possibility of pre-processing </text:span><text:span text:style-name="T4">the format of </text:span><text:span text:style-name="T3">a vector w so that many (10-1000, say) operations of the form v</text:span><text:span text:style-name="T7">i</text:span><text:span text:style-name="T3">+=a</text:span><text:span text:style-name="T7">i</text:span><text:span text:style-name="T3">.w can be performed </text:span><text:span text:style-name="T5">as </text:span><text:span text:style-name="T3">quickly</text:span><text:span text:style-name="T5"> as possible</text:span><text:span text:style-name="T3">.</text:span></text:p>
      <text:p text:style-name="P12"><text:soft-page-break/>Section <text:span text:style-name="T8">2</text:span> – <text:span text:style-name="T8">DSMad.</text:span></text:p>
      <text:p text:style-name="P9"/>
      <text:p text:style-name="P10"><text:span text:style-name="T3">For fields of order less than 65536, or of characteristic 2, current methods are not too bad. <text:s/>It is for odd characteristic greater than 65536 that better methods are needed, where even a 1-dimensional lookup threatens to be a cache-miss.</text:span></text:p>
      <text:p text:style-name="P10"><text:span text:style-name="T3"/></text:p>
      <text:p text:style-name="P10"><text:span text:style-name="T6">W</text:span><text:span text:style-name="T3">e should</text:span><text:span text:style-name="T6">, however, </text:span><text:span text:style-name="T3">consider logarithms a bit more. <text:s/>On a typical large computer at which meataxe64 is aimed, a few gigabytes of look-up table might be an acceptable amount of memory, so that for fields up to around 500,000,000, logarithms, anti-logarithms and Zech-logarithms might be reasonable. <text:s/>We must assume that every look-up is a cache-miss, so that x+=a.y, which requires three lookups, must be estimated at around 600 clock-cycles. <text:s/>Indeed this may be competitive for 3</text:span><text:span text:style-name="T2">18</text:span><text:span text:style-name="T3">.</text:span></text:p>
      <text:p text:style-name="P10"><text:span text:style-name="T3"/></text:p>
      <text:p text:style-name="P11"><text:span text:style-name="T3">Another partial solution may be to use extensions of fields less that 65536. <text:s/>Again, for 3</text:span><text:span text:style-name="T2">18</text:span><text:span text:style-name="T3">, we may consider this to be a quadratic extension of 3</text:span><text:span text:style-name="T2">9</text:span><text:span text:style-name="T3"> = 19683, for which logarithms can be used. <text:s/>It is difficult to see, however, a quick way to convert from the Conway polynomial basis of Dfmt to the quadratic extension needed for this.</text:span></text:p>
      <text:p text:style-name="P11"><text:span text:style-name="T3"/></text:p>
      <text:p text:style-name="P11"><text:span text:style-name="T3">Probably the general method to use for DSMad is to extract the polynomial coefficiens, mutliply the polynomials, reduce modulo the Conway polynomial and re-assembler the entries back into Dfm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2-11T09:09:11.870641143</dc:date>
    <meta:editing-duration>P1DT2H30M11S</meta:editing-duration>
    <meta:editing-cycles>147</meta:editing-cycles>
    <meta:generator>LibreOffice/5.1.6.2$Linux_X86_64 LibreOffice_project/10m0$Build-2</meta:generator>
    <meta:printed-by>User </meta:printed-by>
    <meta:print-date>2012-08-06T12:45:35</meta:print-date>
    <meta:document-statistic meta:table-count="0" meta:image-count="0" meta:object-count="0" meta:page-count="2" meta:paragraph-count="15" meta:word-count="594" meta:character-count="3635" meta:non-whitespace-character-count="3036"/>
  </office:meta>
</office:document-meta>
</file>